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padding="0.049cm" fo:border="0.035cm solid #000000" style:shadow="none"/>
    </style:style>
    <style:style style:name="P8" style:family="paragraph" style:parent-style-name="Text_20_body" style:list-style-name="L1">
      <style:paragraph-properties fo:padding="0.049cm" fo:border="0.035cm solid #000000" style:shadow="none" style:join-border="false"/>
    </style:style>
    <style:style style:name="P9" style:family="paragraph" style:parent-style-name="Text_20_body" style:list-style-name="L1">
      <style:paragraph-properties fo:padding="0.049cm" fo:border="0.035cm solid #000000" style:shadow="none"/>
      <style:text-properties fo:font-weight="bold" style:font-weight-asian="bold" style:font-weight-complex="bold"/>
    </style:style>
    <style:style style:name="P10" style:family="paragraph" style:parent-style-name="Text_20_body" style:list-style-name="L2">
      <style:paragraph-properties fo:padding="0.049cm" fo:border="0.035cm solid #000000" style:shadow="none"/>
    </style:style>
    <style:style style:name="T1" style:family="text">
      <style:text-properties style:font-name="Menlo" fo:font-size="10pt"/>
    </style:style>
    <style:style style:name="T2" style:family="text">
      <style:text-properties style:font-name="Menlo" fo:font-size="10pt" fo:font-weight="bold" style:font-weight-asian="bold" style:font-weight-complex="bold"/>
    </style:style>
    <style:style style:name="T3" style:family="text">
      <style:text-properties style:font-name="Menlo" fo:font-size="10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Menlo" fo:font-size="10pt" fo:font-style="normal" style:font-style-asian="normal" style:font-style-complex="normal"/>
    </style:style>
    <style:style style:name="T5" style:family="text">
      <style:text-properties fo:color="#a80c8e" style:font-name="Menlo" fo:font-size="10pt"/>
    </style:style>
    <style:style style:name="T6" style:family="text">
      <style:text-properties fo:color="#a80c8e" style:font-name="Menlo" fo:font-size="10pt" fo:font-weight="bold" style:font-weight-asian="bold" style:font-weight-complex="bold"/>
    </style:style>
    <style:style style:name="T7" style:family="text">
      <style:text-properties fo:color="#a80c8e" style:font-name="Menlo" fo:font-size="10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a80c8e" style:font-name="Menlo" fo:font-size="10pt" fo:font-style="normal" style:font-style-asian="normal" style:font-style-complex="normal"/>
    </style:style>
    <style:style style:name="T9" style:family="text">
      <style:text-properties fo:color="#5b2399" style:font-name="Menlo" fo:font-size="10pt"/>
    </style:style>
    <style:style style:name="T10" style:family="text">
      <style:text-properties fo:color="#5b2399" style:font-name="Menlo" fo:font-size="10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5b2399" style:font-name="Menlo" fo:font-size="10pt" fo:font-style="normal" style:font-style-asian="normal" style:font-style-complex="normal"/>
    </style:style>
    <style:style style:name="T12" style:family="text">
      <style:text-properties fo:color="#5b2399" style:font-name="Menlo" fo:font-size="10pt" fo:font-weight="bold" style:font-weight-asian="bold" style:font-weight-complex="bold"/>
    </style:style>
    <style:style style:name="T13" style:family="text">
      <style:text-properties fo:color="#2d0c6d" style:font-name="Menlo" fo:font-size="10pt"/>
    </style:style>
    <style:style style:name="T14" style:family="text">
      <style:text-properties fo:color="#2d0c6d" style:font-name="Menlo" fo:font-size="10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2d0c6d" style:font-name="Menlo" fo:font-size="10pt" fo:font-style="normal" style:font-style-asian="normal" style:font-style-complex="normal"/>
    </style:style>
    <style:style style:name="T16" style:family="text">
      <style:text-properties fo:color="#2d0c6d" style:font-name="Menlo" fo:font-size="10pt" fo:font-weight="bold" style:font-weight-asian="bold" style:font-weight-complex="bold"/>
    </style:style>
    <style:style style:name="T17" style:family="text">
      <style:text-properties fo:color="#63381e" style:font-name="Menlo" fo:font-size="10pt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7200" style:font-name="Menlo" fo:font-size="10pt"/>
    </style:style>
    <style:style style:name="T27" style:family="text">
      <style:text-properties fo:color="#007200" style:font-name="Menlo" fo:font-size="10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7200" style:font-name="Menlo" fo:font-size="10pt" fo:font-style="normal" style:font-style-asian="normal" style:font-style-complex="normal"/>
    </style:style>
    <style:style style:name="T29" style:family="text">
      <style:text-properties fo:color="#c11914" style:font-name="Menlo" fo:font-size="10pt"/>
    </style:style>
    <style:style style:name="T30" style:family="text">
      <style:text-properties fo:color="#c11914" style:font-name="Menlo" fo:font-size="10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b3b3b3" style:font-name="Menlo" fo:font-size="10pt"/>
    </style:style>
    <style:style style:name="T32" style:family="text">
      <style:text-properties fo:color="#1c00ce" style:font-name="Menlo" fo:font-size="10pt"/>
    </style:style>
    <style:style style:name="T33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b0080" style:text-line-through-styl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SJSONSerialization Tutorial</text:h>
      <text:p text:style-name="Text_20_body">Based on Chapter 23 (pages 743 - 755) from iOS 5 by Tutorials; refer to that chapter for a more detailed explanation of the steps involved in this tutorial.</text:p>
      <text:p text:style-name="P1">Getting Started: <text:span text:style-name="T22">Use the project in the </text:span><text:span text:style-name="T20">KivaJSONDemo_start</text:span><text:span text:style-name="T25"> folder.</text:span></text:p>
      <text:h text:style-name="Heading_20_3" text:outline-level="3">Part 1</text:h>
      <text:p text:style-name="Text_20_body"><text:span text:style-name="T18">Objective:</text:span> Access a JSON feed from a web server and manage that data in a structured format.</text:p>
      <text:list xml:id="list1386414438" text:style-name="L1">
        <text:list-item>
          <text:p text:style-name="P2">Add the following code to the <text:span text:style-name="T19">viewDidLoad</text:span> selector of <text:span text:style-name="T18">ViewController.m</text:span><text:span text:style-name="T22">. </text:span></text:p>
          <text:p text:style-name="P3"/>
          <text:p text:style-name="P7"><text:span text:style-name="T31">- (void)viewDidLoad <text:line-break/>{ <text:line-break/><text:tab/>[super viewDidLoad];<text:line-break/><text:tab/></text:span><text:span text:style-name="T12">dispatch_async</text:span><text:span text:style-name="T2">(</text:span><text:span text:style-name="T12">kBgQueue</text:span><text:span text:style-name="T2">, ^{ <text:line-break/><text:tab/>NSData* data = [NSData dataWithContentsOfURL: </text:span><text:span text:style-name="T16">kLatestKivaLoansURL</text:span><text:span text:style-name="T2">]; <text:line-break/><text:tab/>[</text:span><text:span text:style-name="T6">self </text:span><text:span text:style-name="T17">performSelectorOnMainThread</text:span><text:span text:style-name="T2">:</text:span><text:span text:style-name="T6">@selector</text:span><text:span text:style-name="T2">(fetchedData:) <text:s/>withObject:data waitUntilDone:</text:span><text:span text:style-name="T6">YES</text:span><text:span text:style-name="T2">];</text:span><text:span text:style-name="T1"> <text:line-break/><text:tab/>});<text:line-break/></text:span><text:span text:style-name="T31">}</text:span></text:p>
          <text:p text:style-name="P4"><text:line-break/>What this does: <text:span text:style-name="T22">This downloads some JSON formatted content from a webserver. <text:s/>The download happens in an asynchronous thread (in the background), and then calls </text:span><text:span text:style-name="T25">the</text:span><text:span text:style-name="T22"> selector </text:span><text:span text:style-name="T20">fetchedData: </text:span><text:span text:style-name="T25">on the main thread passing the data object that was downloaded.</text:span></text:p>
          <text:p text:style-name="P2"/>
        </text:list-item>
        <text:list-item>
          <text:p text:style-name="P2">In the previous step we defined a selector called <text:span text:style-name="T19">fetchedData</text:span><text:span text:style-name="T23"> that would be called when the data has been downloaded. <text:s/>Add that selector to </text:span><text:span text:style-name="T24">ViewController.m</text:span><text:span text:style-name="T25"> with the following code.<text:line-break/></text:span></text:p>
          <text:p text:style-name="P9"><text:span text:style-name="T4">- (</text:span><text:span text:style-name="T8">void</text:span><text:span text:style-name="T4">)fetchedData:(NSData *)responseData { <text:line-break/><text:tab/></text:span><text:span text:style-name="T28">//parse out the json data <text:line-break/><text:tab/></text:span><text:span text:style-name="T11">NSError</text:span><text:span text:style-name="T4">* error; <text:line-break/><text:tab/></text:span><text:span text:style-name="T11">NSDictionary</text:span><text:span text:style-name="T4">* json = [</text:span><text:span text:style-name="T15">NSJSONSerialization<text:line-break/><text:tab/><text:tab/></text:span><text:span text:style-name="T13">JSONObjectWithData</text:span><text:span text:style-name="T1">:</text:span><text:span text:style-name="T13">responseData</text:span><text:span text:style-name="T26"><text:line-break/><text:tab/><text:tab/></text:span><text:span text:style-name="T13">options</text:span><text:span text:style-name="T1">:kNilOptions <text:line-break/><text:tab/><text:tab/>error:&amp;error];<text:line-break/><text:tab/>NSArray* latestLoans = [json objectForKey:</text:span><text:span text:style-name="T29">@"loans"</text:span><text:span text:style-name="T1">];</text:span><text:span text:style-name="T26"> <text:line-break/><text:tab/></text:span><text:span text:style-name="T1">NSLog(</text:span><text:span text:style-name="T29">@"loans: %@"</text:span><text:span text:style-name="T1">, latestLoans);</text:span><text:span text:style-name="T26"><text:line-break/></text:span><text:span text:style-name="T1">}</text:span></text:p>
          <text:p text:style-name="P2"><text:span text:style-name="T24"><text:line-break/>What this does:</text:span><text:span text:style-name="T25"> This will convert the JSON formatted data we passed in (responseData) to an NSDictionary object. <text:s/>One of the objects in that dictionary is called </text:span><text:span text:style-name="T24">loans</text:span><text:span text:style-name="T25">, which is an array of loans. <text:s/>Using NSLog, that array is then being displayed in the console.</text:span></text:p>
        </text:list-item>
        <text:list-item>
          <text:p text:style-name="P2"><text:span text:style-name="T18">RUN THE APP.</text:span> <text:s/>This will display a list of the most recent loans as downloaded from Kiva. <text:s/>You'll need to display the console within XCode (⇧⌘C)</text:p>
        </text:list-item>
      </text:list>
      <text:p text:style-name="Text_20_body"/>
      <text:list xml:id="list301540170" text:continue-numbering="true" text:style-name="L1">
        <text:list-item>
          <text:p text:style-name="P2"><text:soft-page-break/><text:span text:style-name="T25">Add the following code to the bottom of the </text:span><text:span text:style-name="T20">fetchedData:</text:span><text:span text:style-name="T21"> </text:span><text:span text:style-name="T25">selector.<text:line-break/></text:span></text:p>
          <text:p text:style-name="P8"><text:span text:style-name="T27">// 1) Get the latest loan <text:line-break/></text:span><text:span text:style-name="T1">NSDictionary* loan = [latestLoans objectAtIndex:</text:span><text:span text:style-name="T32">0</text:span><text:span text:style-name="T1">];<text:line-break/></text:span><text:span text:style-name="T26">// 2) Get the funded amount and loan amount <text:line-break/></text:span><text:span text:style-name="T9">NSNumber</text:span><text:span text:style-name="T1">* fundedAmount = [</text:span><text:span text:style-name="T13">loan </text:span><text:span text:style-name="T1">objectForKey:</text:span><text:span text:style-name="T29">@"funded_amount"</text:span><text:span text:style-name="T1">]; <text:line-break/></text:span><text:span text:style-name="T9">NSNumber</text:span><text:span text:style-name="T1">* loanAmount = [loan </text:span><text:span text:style-name="T13">objectForKey</text:span><text:span text:style-name="T1">:</text:span><text:span text:style-name="T29">@"loan_amount"</text:span><text:span text:style-name="T1">]; <text:line-break/></text:span><text:span text:style-name="T5">float </text:span><text:span text:style-name="T13">outstandingAmount </text:span><text:span text:style-name="T1">= [loanAmount floatValue] - [fundedAmount floatValue]; <text:line-break/></text:span><text:span text:style-name="T26">// 3) Set the label appropriately <text:line-break/></text:span><text:span text:style-name="T1">humanReadble.text = [</text:span><text:span text:style-name="T13">NSString </text:span><text:span text:style-name="T1">stringWithFormat:</text:span><text:span text:style-name="T29">@"Latest loan: %@ from %@ needs another $%.2f to pursue their entrepreneural dream"</text:span><text:span text:style-name="T1">, [</text:span><text:span text:style-name="T9">loan </text:span><text:span text:style-name="T1">objectForKey:</text:span><text:span text:style-name="T29">@"name"</text:span><text:span text:style-name="T1">], [(NSDictionary*)[loan objectForKey:</text:span><text:span text:style-name="T29">@"location"</text:span><text:span text:style-name="T1">] objectForKey:</text:span><text:span text:style-name="T29">@"country"</text:span><text:span text:style-name="T1">], outstandingAmount]; </text:span></text:p>
          <text:p text:style-name="P2"><text:span text:style-name="T24"><text:line-break/>What this does:</text:span><text:span text:style-name="T25"> This takes the first item in the array of loans that we created in the previous step and creates 3 variables called </text:span><text:span text:style-name="T24">fundedAmount</text:span><text:span text:style-name="T25">,</text:span><text:span text:style-name="T24"> loanAmount</text:span><text:span text:style-name="T25">, and </text:span><text:span text:style-name="T24">outstandingAmount</text:span><text:span text:style-name="T25">. Those 3 variables are inserted into a string object and displayed in the </text:span><text:span text:style-name="T24">humanReadable</text:span><text:span text:style-name="T25"> label.</text:span></text:p>
        </text:list-item>
        <text:list-item>
          <text:p text:style-name="P4">RUN THE APP.<text:span text:style-name="T22"> This will display information for a a single loan in the UILabel object on screen in the simulator. </text:span></text:p>
        </text:list-item>
      </text:list>
      <text:h text:style-name="Heading_20_3" text:outline-level="3">Part 2</text:h>
      <text:p text:style-name="P1">Objective: <text:span text:style-name="T22">Convert an NSDictionary object to JSON formatted data that can be sent to a web server. </text:span></text:p>
      <text:list xml:id="list1159479966" text:style-name="L2">
        <text:list-item>
          <text:p text:style-name="P6"><text:span text:style-name="T25">Add the following code to the bottom of the </text:span><text:span text:style-name="T20">fetchedData:</text:span><text:span text:style-name="T24"> </text:span><text:span text:style-name="T25">selector from the previous step.<text:line-break/></text:span></text:p>
          <text:p text:style-name="P10"><text:span text:style-name="T27">//build an info object and convert to json <text:line-break/></text:span><text:span text:style-name="T3">NSDictionary* info = [</text:span><text:span text:style-name="T14">NSDictionary </text:span><text:span text:style-name="T3">dictionaryWithObjectsAndKeys: <text:line-break/> [</text:span><text:span text:style-name="T10">loan </text:span><text:span text:style-name="T3">objectForKey:</text:span><text:span text:style-name="T30">@"name"</text:span><text:span text:style-name="T3">], </text:span><text:span text:style-name="T30">@"who"</text:span><text:span text:style-name="T3">, <text:line-break/> [(</text:span><text:span text:style-name="T14">NSDictionary</text:span><text:span text:style-name="T3">*)[loan objectForKey:</text:span><text:span text:style-name="T30">@"location"</text:span><text:span text:style-name="T3">] objectForKey:</text:span><text:span text:style-name="T30">@"country"</text:span><text:span text:style-name="T3">], </text:span><text:span text:style-name="T30">@"where"</text:span><text:span text:style-name="T3">,<text:line-break/>[NSNumber numberWithFloat: outstandingAmount], </text:span><text:span text:style-name="T30">@"what"</text:span><text:span text:style-name="T3">, <text:line-break/></text:span><text:span text:style-name="T7">nil</text:span><text:span text:style-name="T3">];<text:line-break/><text:line-break/></text:span><text:span text:style-name="T27">//convert object to data <text:line-break/></text:span><text:span text:style-name="T3">NSData* </text:span><text:span text:style-name="T14">jsonData </text:span><text:span text:style-name="T3">= [NSJSONSerialization </text:span><text:span text:style-name="T14">dataWithJSONObject</text:span><text:span text:style-name="T3">:</text:span><text:span text:style-name="T14">info options</text:span><text:span text:style-name="T3">:NSJSONWritingPrettyPrinted error:&amp;error];<text:line-break/><text:line-break/></text:span><text:span text:style-name="T27">//print out the data contents <text:line-break/></text:span><text:span text:style-name="T14">jsonSummary</text:span><text:span text:style-name="T3">.text = [[NSString alloc] </text:span><text:span text:style-name="T14">initWithData</text:span><text:span text:style-name="T3">:</text:span><text:span text:style-name="T14">jsonData </text:span><text:span text:style-name="T3">encoding:NSUTF8StringEncoding];</text:span></text:p>
          <text:p text:style-name="P6"><text:span text:style-name="T24"><text:line-break/>What this does:</text:span><text:span text:style-name="T25"> This manually creates an NSDictionary object with some data from the </text:span><text:span text:style-name="T20">loan </text:span><text:span text:style-name="T25">object created in the previous step. <text:s/>Using the </text:span><text:span text:style-name="T20">dataWithJSONObject:</text:span><text:span text:style-name="T25"> selector of the </text:span><text:span text:style-name="T20">NSJSONSerialization</text:span><text:span text:style-name="T25"> class, the dictionary object is then converted to a data object that is actually a JSON formatted string. <text:s/>Note that to use the JSON data object as a string, it needs to be converted using the </text:span><text:span text:style-name="T20">initWithData:</text:span><text:span text:style-name="T25"> selector of an NSString object.</text:span></text:p>
        </text:list-item>
        <text:list-item>
          <text:p text:style-name="P5"><text:span text:style-name="T23">RUN THE APP.</text:span><text:span text:style-name="T25"> This will display JSON formatted information for a a single loan in the UILabel object on screen in the simulat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Eberhardt</meta:initial-creator>
    <meta:creation-date>2012-10-30T15:56:37</meta:creation-date>
    <dc:date>2012-11-01T12:16:23</dc:date>
    <dc:creator>James Eberhardt</dc:creator>
    <meta:editing-duration>PT1H51M27S</meta:editing-duration>
    <meta:editing-cycles>8</meta:editing-cycles>
    <meta:generator>OpenOffice.org/3.3$Unix OpenOffice.org_project/330m20$Build-9567</meta:generator>
    <meta:document-statistic meta:table-count="0" meta:image-count="0" meta:object-count="0" meta:page-count="2" meta:paragraph-count="22" meta:word-count="577" meta:character-count="4209"/>
  </office:meta>
</office:document-meta>
</file>